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paragraph-properties fo:text-align="start" style:justify-single-word="false"/>
      <style:text-properties fo:font-size="12pt" style:text-underline-style="none" style:font-size-asian="12pt" style:font-size-complex="12pt"/>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text-align="start" style:justify-single-word="false"/>
      <style:text-properties style:text-line-through-style="solid" fo:font-size="14pt" style:text-underline-style="none" style:font-size-asian="14pt" style:font-size-complex="14pt"/>
    </style:style>
    <style:style style:name="P6" style:family="paragraph" style:parent-style-name="Standard">
      <style:paragraph-properties fo:text-align="start" style:justify-single-word="false"/>
      <style:text-properties style:text-line-through-style="solid" fo:font-size="12pt" style:text-underline-style="none" style:font-size-asian="12pt" style:font-size-complex="12pt"/>
    </style:style>
    <style:style style:name="P7" style:family="paragraph" style:parent-style-name="Standard">
      <style:paragraph-properties fo:text-align="start" style:justify-single-word="false"/>
      <style:text-properties style:text-line-through-style="none" fo:font-size="14pt" fo:font-style="italic" style:text-underline-style="solid" style:text-underline-width="auto" style:text-underline-color="font-color" style:font-size-asian="14pt" style:font-style-asian="italic" style:font-size-complex="14pt" style:font-style-complex="italic"/>
    </style:style>
    <style:style style:name="P8" style:family="paragraph" style:parent-style-name="Standard">
      <style:paragraph-properties fo:text-align="start" style:justify-single-word="false"/>
      <style:text-properties style:text-line-through-style="none" fo:font-size="14pt" fo:font-style="normal" style:text-underline-style="solid" style:text-underline-width="auto" style:text-underline-color="font-color" style:font-size-asian="14pt" style:font-style-asian="normal" style:font-size-complex="14pt" style:font-style-complex="normal"/>
    </style:style>
    <style:style style:name="P9" style:family="paragraph" style:parent-style-name="Standard">
      <style:paragraph-properties fo:text-align="start" style:justify-single-word="false"/>
      <style:text-properties style:text-line-through-style="none" fo:font-size="12pt" fo:font-style="italic" style:text-underline-style="none" style:font-size-asian="12pt" style:font-style-asian="italic" style:font-size-complex="12pt" style:font-style-complex="italic"/>
    </style:style>
    <style:style style:name="P10" style:family="paragraph" style:parent-style-name="Standard">
      <style:paragraph-properties fo:text-align="start" style:justify-single-word="false"/>
      <style:text-properties style:text-line-through-style="none" fo:font-size="12pt" fo:font-style="normal" style:text-underline-style="none" style:font-size-asian="12pt" style:font-style-asian="normal" style:font-size-complex="12pt" style:font-style-complex="normal"/>
    </style:style>
    <style:style style:name="P11" style:family="paragraph">
      <style:paragraph-properties fo:text-align="center"/>
    </style:style>
    <style:style style:name="P12" style:family="paragraph">
      <style:paragraph-properties fo:text-align="center"/>
      <style:text-properties fo:font-size="12pt"/>
    </style:style>
    <style:style style:name="P13" style:family="paragraph">
      <style:text-properties fo:font-size="12pt"/>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underline-style="solid" style:text-underline-width="auto" style:text-underline-color="font-color"/>
    </style:style>
    <style:style style:name="T4" style:family="text">
      <style:text-properties fo:font-size="12pt"/>
    </style:style>
    <style:style style:name="gr1" style:family="graphic">
      <style:graphic-properties draw:fill="solid" draw:fill-color="#33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eeeee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01cm" svg:stroke-color="#ff3333"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392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000000" draw:fill="solid" draw:fill-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olveur de Taquin 3x3</text:p>
      <text:p text:style-name="P2"/>
      <text:p text:style-name="P4">Structure:</text:p>
      <text:p text:style-name="P4"/>
      <text:p text:style-name="P3">-Un état est un tableau 3x3 avec une case vide de coordonée (x,y).</text:p>
      <text:p text:style-name="P3">-Une file de priorité, contenant l'ensemble des état en frontières.</text:p>
      <text:p text:style-name="P6">-Un arbre binaire de recherche contenant l'ensemble des états exploré.</text:p>
      <text:p text:style-name="P5"/>
      <text:p text:style-name="P9"><text:span text:style-name="T3">Remarque</text:span>:<text:span text:style-name="T1"> </text:span></text:p>
      <text:p text:style-name="P9"><text:span text:style-name="T1"><text:tab/>-L'ensemble des état exploré ne nous sert pas dans notre programme, on expliquera plus <text:tab/>tard pourquoi.</text:span></text:p>
      <text:p text:style-name="P9"><text:span text:style-name="T1"><text:tab/>-Dans la file de priorité, les état sont accompagnés de l'heure chemin </text:span></text:p>
      <text:p text:style-name="P9"><text:span text:style-name="T1"><text:tab/></text:span>(ex: "BDBGGHGB")</text:p>
      <text:p text:style-name="P9"><text:tab/><text:span text:style-name="T1">et de la valeur de la fonction d'évaluation f()=g()+h().</text:span></text:p>
      <text:p text:style-name="P9"><text:span text:style-name="T1"/></text:p>
      <text:p text:style-name="P7"><text:span text:style-name="T1">L'état initial:</text:span></text:p>
      <text:p text:style-name="P9"><text:span text:style-name="T1">Certains états ne sont pas résoluble, il faut pouvoir arriver à l'état final.</text:span></text:p>
      <text:p text:style-name="P9"><text:span text:style-name="T1">Pour être certain de partir d'un état qui a une solution, (dans le cas où l'état initial n'est pas donné) on va crée un état resoluble de la façon suivante:</text:span></text:p>
      <text:p text:style-name="P9"><text:span text:style-name="T1"><text:tab/>-On prend l'état final<text:tab/>0 1 2</text:span></text:p>
      <text:p text:style-name="P9"><text:span text:style-name="T1"><text:tab/><text:tab/><text:tab/><text:tab/>3 4 5</text:span></text:p>
      <text:p text:style-name="P9"><text:span text:style-name="T1"><text:tab/><text:tab/><text:tab/><text:tab/>6 7 X</text:span></text:p>
      <text:p text:style-name="P9"><text:span text:style-name="T1"><text:tab/>-et on fait bouger la case vide X </text:span><text:span text:style-name="T2">aléatoirement</text:span><text:span text:style-name="T1"> un certain nombre de fois </text:span></text:p>
      <text:p text:style-name="P9"><text:span text:style-name="T1"/></text:p>
      <text:p text:style-name="P9">Remarque:</text:p>
      <text:p text:style-name="P9"><text:tab/>Plus on mélange, et plus l'état risque d'être compliqué à résoudre. Ce n'est pas un problème <text:tab/>pour le taquin 3x3, par contre pour un taquin 4x4, 5x5, 6x6... plus on mélange moins <text:s/><text:tab/>notre programme a de chance d'arriver à le résoudre.</text:p>
      <text:p text:style-name="P9"/>
      <text:p text:style-name="P9"/>
      <text:p text:style-name="P8"><draw:custom-shape text:anchor-type="paragraph" draw:z-index="11" draw:style-name="gr4" draw:text-style-name="P11" svg:width="0.874cm" svg:height="0.874cm" svg:x="12.758cm" svg:y="0.34cm"><text:p/><draw:enhanced-geometry svg:viewBox="0 0 21600 21600" draw:glue-points="10800 0 3163 3163 0 10800 3163 18437 10800 21600 18437 18437 21600 10800 18437 3163" draw:text-areas="3163 3163 18437 18437" draw:type="ellipse" draw:enhanced-path="U 10800 10800 10800 10800 0 360 Z N"/></draw:custom-shape>L'algorithme A*et ses adaptations:</text:p>
      <text:p text:style-name="P10"><draw:path text:anchor-type="paragraph" draw:z-index="6" draw:style-name="gr1" draw:text-style-name="P11" svg:width="1.645cm" svg:height="1.555cm" svg:x="12.335cm" svg:y="1.565cm" svg:viewBox="0 0 1646 1556" svg:d="M0 324c9 272-9 547 26 820 49 376 431 355 688 397 286 48 619-3 794-344 148-287 85-559 132-846 67-401-449-315-687-344-318-40-635 97-821 344h-106z"><text:p/></draw:path><draw:custom-shape text:anchor-type="paragraph" draw:z-index="7" draw:style-name="gr3" draw:text-style-name="P11" svg:width="0.874cm" svg:height="0.874cm" svg:x="12.811cm" svg:y="1.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style-name="gr4" draw:text-style-name="P11" svg:width="0.874cm" svg:height="0.874cm" svg:x="14.848cm" svg:y="1.9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style-name="gr4" draw:text-style-name="P11" svg:width="0.874cm" svg:height="0.874cm" svg:x="12.891cm" svg:y="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4" draw:text-style-name="P11" svg:width="0.874cm" svg:height="0.874cm" svg:x="10.403cm" svg:y="1.8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style-name="gr5" draw:text-style-name="P11" svg:x1="12.812cm" svg:y1="2.365cm" svg:x2="11.277cm" svg:y2="2.339cm"><text:p/></draw:line><draw:line text:anchor-type="paragraph" draw:z-index="14" draw:style-name="gr5" draw:text-style-name="P11" svg:x1="13.684cm" svg:y1="2.312cm" svg:x2="14.848cm" svg:y2="2.391cm"><text:p/></draw:line><draw:line text:anchor-type="paragraph" draw:z-index="15" draw:style-name="gr5" draw:text-style-name="P11" svg:x1="13.261cm" svg:y1="2.789cm" svg:x2="13.314cm" svg:y2="3.9cm"><text:p/></draw:line></text:p>
      <text:p text:style-name="P10"><draw:line text:anchor-type="paragraph" draw:z-index="13" draw:style-name="gr5" draw:text-style-name="P11" svg:x1="13.261cm" svg:y1="1.429cm" svg:x2="13.182cm" svg:y2="0.159cm"><text:p/></draw:line><draw:frame text:anchor-type="paragraph" draw:z-index="16" draw:style-name="gr6" svg:width="0.451cm" svg:height="0.489cm" svg:x="13.261cm" svg:y="0.344cm"><draw:text-box><text:p>H</text:p></draw:text-box></draw:frame>Dans les shéma suivant, l'état noir sera l'état qu'on regarde</text:p>
      <text:p text:style-name="P10">et la zone turquoise est la file de la frontière.</text:p>
      <text:p text:style-name="P10"><draw:frame text:anchor-type="paragraph" draw:z-index="18" draw:style-name="gr8" svg:width="0.636cm" svg:height="0.489cm" svg:x="11.541cm" svg:y="0.39cm"><draw:text-box><text:p>G</text:p></draw:text-box></draw:frame></text:p>
      <text:p text:style-name="P10"><draw:frame text:anchor-type="paragraph" draw:z-index="19" draw:style-name="gr7" svg:width="0.53cm" svg:height="0.489cm" svg:x="14.187cm" svg:y="0.445cm"><draw:text-box><text:p>D</text:p></draw:text-box></draw:frame></text:p>
      <text:p text:style-name="P10"/>
      <text:p text:style-name="P10">-Au départ, on prend l'état initial, et on regarde ses états voisin</text:p>
      <text:p text:style-name="P10"><draw:frame text:anchor-type="paragraph" draw:z-index="17" draw:style-name="gr7" svg:width="0.451cm" svg:height="0.489cm" svg:x="12.811cm" svg:y="0.004cm"><draw:text-box><text:p>B</text:p></draw:text-box></draw:frame>(il y a au maximum 4 états voisins, soit un dans chaque direction)</text:p>
      <text:p text:style-name="P10"/>
      <text:p text:style-name="P10"><draw:path text:anchor-type="paragraph" draw:z-index="5" draw:style-name="gr1" draw:text-style-name="P12" svg:width="5.977cm" svg:height="5.11cm" svg:x="10.752cm" svg:y="0.407cm" svg:viewBox="0 0 5978 5111" svg:d="M497 3690c-77-297-222-556-370-821-154-275-152-557-79-820 83-302 414-411 688-530 266-115 553-67 687-477 104-317 426-520 716-714 250-168 513-277 794-317 280-41 705 26 767 370 60 333 344 514 608 635 286 131 574 249 794 503 270 311 573 251 715 583 111 261 212 568 132 846-100 350-524 292-794 239-277-55-622-113-794 238-135 278-245 553-291 847-49 321-255 627-529 768-236 121-535 69-794-27-356-132-485-469-767-688-259-201-334-663-689-715-261-38-531 195-794 54l-26-54z"><text:p/></draw:path>-L'état que l'on regardais est ensuite enlever de la frontière</text:p>
      <text:p text:style-name="P10"><draw:custom-shape text:anchor-type="paragraph" draw:z-index="25" draw:style-name="gr4" draw:text-style-name="P11" svg:width="0.874cm" svg:height="0.874cm" svg:x="13.182cm" svg:y="0.15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Et ses états voisins sont ajouter dans la frontière </text:p>
      <text:p text:style-name="P10"><draw:path text:anchor-type="paragraph" draw:z-index="20" draw:style-name="gr2" draw:text-style-name="P11" svg:width="2.143cm" svg:height="2.037cm" svg:x="12.573cm" svg:y="0.45cm" svg:viewBox="0 0 2144 2038" svg:d="M0 424c11 356-12 716 34 1074 64 492 561 464 896 520 372 62 806-5 1034-450 193-377 110-732 172-1109 87-524-585-412-896-450-413-52-827 127-1068 450h-138z"><text:p/></draw:path><draw:line text:anchor-type="paragraph" draw:z-index="27" draw:style-name="gr5" draw:text-style-name="P11" svg:x1="13.552cm" svg:y1="0.958cm" svg:x2="13.552cm" svg:y2="0.055cm"><text:p/></draw:line>en respectant la priorité de la file, </text:p>
      <text:p text:style-name="P10"><draw:custom-shape text:anchor-type="paragraph" draw:z-index="21" draw:style-name="gr3" draw:text-style-name="P11" svg:width="0.874cm" svg:height="0.874cm" svg:x="13.234cm" svg:y="0.4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style-name="gr4" draw:text-style-name="P11" svg:width="0.874cm" svg:height="0.874cm" svg:x="10.827cm" svg:y="0.445cm"><text:p/><draw:enhanced-geometry svg:viewBox="0 0 21600 21600" draw:glue-points="10800 0 3163 3163 0 10800 3163 18437 10800 21600 18437 18437 21600 10800 18437 3163" draw:text-areas="3163 3163 18437 18437" draw:type="ellipse" draw:enhanced-path="U 10800 10800 10800 10800 0 360 Z N"/></draw:custom-shape>c'est à dire que la tête de la file sera toujours</text:p>
      <text:p text:style-name="P10"><draw:custom-shape text:anchor-type="paragraph" draw:z-index="22" draw:style-name="gr4" draw:text-style-name="P11" svg:width="0.874cm" svg:height="0.874cm" svg:x="15.272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 draw:style-name="gr5" draw:text-style-name="P11" svg:x1="13.235cm" svg:y1="0.433cm" svg:x2="11.7cm" svg:y2="0.407cm"><text:p/></draw:line><draw:line text:anchor-type="paragraph" draw:z-index="28" draw:style-name="gr5" draw:text-style-name="P11" svg:x1="14.108cm" svg:y1="0.381cm" svg:x2="15.272cm" svg:y2="0.46cm"><text:p/></draw:line>l'état avec la plus petite valeur de f()=g()+h().</text:p>
      <text:p text:style-name="P10"><draw:line text:anchor-type="paragraph" draw:z-index="29" draw:style-name="gr5" draw:text-style-name="P11" svg:x1="13.684cm" svg:y1="0.37cm" svg:x2="13.737cm" svg:y2="1.481cm"><text:p/></draw:line>De plus, l'état est accompagné de sont chemin </text:p>
      <text:p text:style-name="P10">(dans l'exemple, on prendra l'état de gauche avec le chemin "G")</text:p>
      <text:p text:style-name="P10"/>
      <text:p text:style-name="P10"><draw:custom-shape text:anchor-type="paragraph" draw:z-index="23" draw:style-name="gr4" draw:text-style-name="P11" svg:width="0.874cm" svg:height="0.874cm" svg:x="13.314cm" svg:y="0.02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text:soft-page-break/>-Ensuite, TANT QUE l'état actuel n'est pas l'état résolu, on répetra les opérations suivantes:</text:p>
      <text:p text:style-name="P10"><text:tab/>1)L'état actuel devient la tete de la file de priorité</text:p>
      <text:p text:style-name="P10"><draw:path text:anchor-type="paragraph" draw:z-index="30" draw:style-name="gr1" draw:text-style-name="P11" svg:width="5.975cm" svg:height="5.108cm" svg:x="10.276cm" svg:y="0.111cm" svg:viewBox="0 0 5976 5109" svg:d="M497 3688c-77-296-222-555-370-820-154-275-152-557-79-820 83-302 414-411 688-529 266-115 553-67 687-477 104-317 425-520 715-714 250-168 513-277 794-317 280-41 705 26 767 370 60 333 344 514 608 635 286 131 574 249 794 503 270 310 573 250 715 582 111 261 212 568 132 846-100 350-524 292-794 239-277-55-622-113-794 238-135 277-245 552-291 846-49 321-255 627-529 768-236 121-535 69-794-27-356-132-485-469-767-688-259-201-333-663-688-714-261-38-531 194-794 53l-26-53z"><text:p/></draw:path><draw:custom-shape text:anchor-type="paragraph" draw:z-index="36" draw:style-name="gr4" draw:text-style-name="P11" svg:width="0.874cm" svg:height="0.874cm" svg:x="12.864cm" svg:y="0.29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draw:line text:anchor-type="paragraph" draw:z-index="40" draw:style-name="gr5" draw:text-style-name="P11" svg:x1="13.367cm" svg:y1="2.021cm" svg:x2="13.42cm" svg:y2="3.132cm"><text:p/></draw:line><draw:line text:anchor-type="paragraph" draw:z-index="39" draw:style-name="gr5" draw:text-style-name="P11" svg:x1="13.79cm" svg:y1="1.545cm" svg:x2="14.954cm" svg:y2="1.624cm"><text:p/></draw:line><draw:line text:anchor-type="paragraph" draw:z-index="38" draw:style-name="gr5" draw:text-style-name="P11" svg:x1="13.367cm" svg:y1="1.149cm" svg:x2="13.367cm" svg:y2="0.196cm"><text:p/></draw:line><draw:line text:anchor-type="paragraph" draw:z-index="37" draw:style-name="gr5" draw:text-style-name="P11" svg:x1="12.917cm" svg:y1="1.598cm" svg:x2="11.382cm" svg:y2="1.572cm"><text:p/></draw:line><draw:custom-shape text:anchor-type="paragraph" draw:z-index="35" draw:style-name="gr3" draw:text-style-name="P11" svg:width="0.874cm" svg:height="0.874cm" svg:x="10.509cm" svg:y="1.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style-name="gr4" draw:text-style-name="P11" svg:width="0.874cm" svg:height="0.874cm" svg:x="12.996cm" svg:y="3.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style-name="gr4" draw:text-style-name="P11" svg:width="0.874cm" svg:height="0.874cm" svg:x="14.954cm" svg:y="1.1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style-name="gr4" draw:text-style-name="P11" svg:width="0.874cm" svg:height="0.874cm" svg:x="12.917cm" svg:y="1.148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31" draw:style-name="gr2" draw:text-style-name="P11" svg:width="2.143cm" svg:height="2.037cm" svg:x="12.256cm" svg:y="0.609cm" svg:viewBox="0 0 2144 2038" svg:d="M0 424c11 356-12 716 34 1074 64 492 561 464 896 520 372 62 806-5 1034-450 193-377 110-732 172-1109 87-524-585-412-896-450-413-52-827 127-1068 450h-138z"><text:p/></draw:path></text:p>
      <text:p text:style-name="P10"/>
      <text:p text:style-name="P10"/>
      <text:p text:style-name="P10"/>
      <text:p text:style-name="P10"/>
      <text:p text:style-name="P10"/>
      <text:p text:style-name="P10"/>
      <text:p text:style-name="P10"><text:tab/></text:p>
      <text:p text:style-name="P10"/>
      <text:p text:style-name="P10"/>
      <text:p text:style-name="P10"><text:tab/>2)L'état actuel est enlever de la file</text:p>
      <text:p text:style-name="P10"><text:tab/>(on retiendra en mémoire son état et son chemin)</text:p>
      <text:p text:style-name="P10"><draw:path text:anchor-type="paragraph" draw:z-index="57" draw:style-name="gr1" draw:text-style-name="P11" svg:width="5.878cm" svg:height="5.491cm" svg:x="10.308cm" svg:y="0.114cm" svg:viewBox="0 0 5879 5492" svg:d="M440 1810c-353-77-554-543-371-820 192-289 551-434 873-556 276-104 547-229 847-264 266-32 511-217 794-159 271 55 577-11 820 159 256 178 577 252 820 450 272 221 573 402 820 661 245 256 516 497 715 794 159 236 135 532 79 794-62 292-150 573-344 820-240 306-511 561-820 793-286 216-496 460-794 635-256 151-527 295-820 344-261 45-533 57-794-79-277-144-384-429-423-714-45-328 182-605 450-688 275-86 633-71 820-291 199-235 319-522 344-847 21-265-71-591-397-635-323-44-545-339-820-503-231-137-528-98-794-105-280-9-570 47-820 185l-265 26z"><text:p/></draw:path></text:p>
      <text:p text:style-name="P10"><draw:custom-shape text:anchor-type="paragraph" draw:z-index="61" draw:style-name="gr4" draw:text-style-name="P11" svg:width="0.874cm" svg:height="0.874cm" svg:x="12.441cm" svg:y="0.05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line text:anchor-type="paragraph" draw:z-index="63" draw:style-name="gr5" draw:text-style-name="P11" svg:x1="12.943cm" svg:y1="1.292cm" svg:x2="12.943cm" svg:y2="0.339cm"><text:p/></draw:line></text:p>
      <text:p text:style-name="P10"/>
      <text:p text:style-name="P10"><draw:custom-shape text:anchor-type="paragraph" draw:z-index="58" draw:style-name="gr4" draw:text-style-name="P11" svg:width="0.874cm" svg:height="0.874cm" svg:x="14.531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style-name="gr3" draw:text-style-name="P11" svg:width="0.874cm" svg:height="0.874cm" svg:x="10.086cm" svg:y="0.2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style-name="gr4" draw:text-style-name="P11" svg:width="0.874cm" svg:height="0.874cm" svg:x="12.494cm" svg:y="0.31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line text:anchor-type="paragraph" draw:z-index="62" draw:style-name="gr5" draw:text-style-name="P11" svg:x1="12.494cm" svg:y1="0.28cm" svg:x2="10.959cm" svg:y2="0.254cm"><text:p/></draw:line><draw:line text:anchor-type="paragraph" draw:z-index="64" draw:style-name="gr5" draw:text-style-name="P11" svg:x1="13.367cm" svg:y1="0.228cm" svg:x2="14.531cm" svg:y2="0.307cm"><text:p/></draw:line></text:p>
      <text:p text:style-name="P10"><draw:line text:anchor-type="paragraph" draw:z-index="65" draw:style-name="gr5" draw:text-style-name="P11" svg:x1="12.943cm" svg:y1="0.217cm" svg:x2="12.996cm" svg:y2="1.328cm"><text:p/></draw:line><draw:frame text:anchor-type="paragraph" draw:z-index="67" draw:style-name="gr11" draw:text-style-name="P13" svg:width="0.953cm" svg:height="0.489cm" svg:x="10.308cm" svg:y="0.191cm"><draw:text-box><text:p><text:span text:style-name="T4">G</text:span></text:p></draw:text-box></draw:frame></text:p>
      <text:p text:style-name="P10"/>
      <text:p text:style-name="P10"><draw:custom-shape text:anchor-type="paragraph" draw:z-index="59" draw:style-name="gr4" draw:text-style-name="P11" svg:width="0.874cm" svg:height="0.874cm" svg:x="12.573cm" svg:y="0.35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
      <text:p text:style-name="P10"><draw:path text:anchor-type="paragraph" draw:z-index="4" draw:style-name="gr1" draw:text-style-name="P11" svg:width="5.878cm" svg:height="5.491cm" svg:x="10.308cm" svg:y="1.596cm" svg:viewBox="0 0 5879 5492" svg:d="M440 1810c-353-77-554-543-371-820 192-289 551-434 873-556 276-104 547-229 847-264 266-32 511-217 794-159 271 55 577-11 820 159 256 178 577 252 820 450 272 221 573 402 820 661 245 256 516 497 715 794 159 236 135 532 79 794-62 292-150 573-344 820-240 306-511 561-820 793-286 216-496 460-794 635-256 151-527 295-820 344-261 45-533 57-794-79-277-144-384-429-423-714-45-328 182-605 450-688 275-86 633-71 820-291 199-235 319-522 344-847 21-265-71-591-397-635-323-44-545-339-820-503-231-137-528-98-794-105-280-9-570 47-820 185l-265 26z"><text:p/></draw:path><draw:custom-shape text:anchor-type="paragraph" draw:z-index="41" draw:style-name="gr4" draw:text-style-name="P11" svg:width="0.874cm" svg:height="0.874cm" svg:x="14.531cm" svg:y="3.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style-name="gr4" draw:text-style-name="P11" svg:width="0.874cm" svg:height="0.874cm" svg:x="12.573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style-name="gr3" draw:text-style-name="P11" svg:width="0.874cm" svg:height="0.874cm" svg:x="10.086cm" svg:y="3.7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5" draw:style-name="gr5" draw:text-style-name="P11" svg:x1="12.494cm" svg:y1="4.196cm" svg:x2="10.959cm" svg:y2="4.17cm"><text:p/></draw:line><draw:line text:anchor-type="paragraph" draw:z-index="46" draw:style-name="gr5" draw:text-style-name="P11" svg:x1="12.943cm" svg:y1="3.747cm" svg:x2="12.943cm" svg:y2="2.794cm"><text:p/></draw:line><draw:line text:anchor-type="paragraph" draw:z-index="47" draw:style-name="gr5" draw:text-style-name="P11" svg:x1="13.367cm" svg:y1="4.143cm" svg:x2="14.531cm" svg:y2="4.222cm"><text:p/></draw:line><draw:line text:anchor-type="paragraph" draw:z-index="48" draw:style-name="gr5" draw:text-style-name="P11" svg:x1="12.943cm" svg:y1="4.62cm" svg:x2="12.996cm" svg:y2="5.731cm"><text:p/></draw:line><draw:line text:anchor-type="paragraph" draw:z-index="49" draw:style-name="gr5" draw:text-style-name="P11" svg:x1="10.308cm" svg:y1="3.829cm" svg:x2="9.16cm" svg:y2="2.771cm"><text:p/></draw:line><draw:line text:anchor-type="paragraph" draw:z-index="50" draw:style-name="gr5" draw:text-style-name="P11" svg:x1="10.086cm" svg:y1="4.359cm" svg:x2="8.895cm" svg:y2="5.02cm"><text:p/></draw:line><draw:custom-shape text:anchor-type="paragraph" draw:z-index="51" draw:style-name="gr4" draw:text-style-name="P11" svg:width="0.874cm" svg:height="0.874cm" svg:x="12.494cm" svg:y="3.7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style-name="gr4" draw:text-style-name="P11" svg:width="0.874cm" svg:height="0.874cm" svg:x="8.022cm" svg:y="4.7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style-name="gr4" draw:text-style-name="P11" svg:width="0.874cm" svg:height="0.874cm" svg:x="8.419cm" svg:y="2.05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4" draw:style-name="gr9" svg:width="0.821cm" svg:height="0.609cm" svg:x="8.975cm" svg:y="3.221cm"><draw:text-box><text:p>GH</text:p></draw:text-box></draw:frame><draw:frame text:anchor-type="paragraph" draw:z-index="55" draw:style-name="gr9" svg:width="0.742cm" svg:height="0.609cm" svg:x="9.451cm" svg:y="4.808cm"><draw:text-box><text:p>GB</text:p></draw:text-box></draw:frame><draw:line text:anchor-type="paragraph" draw:z-index="56" draw:style-name="gr10" draw:text-style-name="P11" svg:x1="11.462cm" svg:y1="4.649cm" svg:x2="12.071cm" svg:y2="3.776cm"><text:p/></draw:line><text:tab/>3)On regard tout les états voisins SAUF celui d'où l'on vient</text:p>
      <text:p text:style-name="P10"><draw:frame text:anchor-type="paragraph" draw:z-index="68" draw:style-name="gr12" svg:width="1.006cm" svg:height="0.976cm" svg:x="11.938cm" svg:y="3.835cm"><draw:text-box><text:p>GD</text:p></draw:text-box></draw:frame><text:tab/>(comme la dernière lettre du chemin est G, on regarde pas à D) </text:p>
      <text:p text:style-name="P10"/>
      <text:p text:style-name="P10"><draw:custom-shape text:anchor-type="paragraph" draw:z-index="44" draw:style-name="gr4" draw:text-style-name="P11" svg:width="0.874cm" svg:height="0.874cm" svg:x="12.573cm" svg:y="0.42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4)On met dans la frontière les voisins avec leurs chemins et leur valeur de f()</text:p>
      <text:p text:style-name="P10"><text:tab/>(toujours avec la valeur de f() la plus petite en priorité)</text:p>
      <text:p text:style-name="P10"><text:tab/></text:p>
      <text:p text:style-name="P10"><draw:path text:anchor-type="paragraph" draw:z-index="2" draw:style-name="gr1" draw:text-style-name="P11" svg:width="8.461cm" svg:height="5.618cm" svg:x="7.64cm" svg:y="0.057cm" svg:viewBox="0 0 8462 5619" svg:d="M4668 185c-317 0-635 0-952 0-298 0-603-3-900 0-555 4-1079-358-1640-80-323 161-531 482-741 768-176 240-286 529-370 820-82 279-1 570-53 847-57 298 113 529 105 820-6 273 118 527 186 794 82 326 409 536 714 661 261 107 494 310 794 318 264 6 532-33 794 52 253 84 527 140 793 106 334-42 450 269 794 185 261-63 526 116 794 133 263 16 531 18 794-27 289-49 515-269 793-344 397-105 291-515 688-661 293-108 579-273 741-582 143-273 343-524 423-820 70-254 33-528-53-794-112-351-477-371-740-476-313-126-573-355-821-582-250-230-479-531-820-609-346-79-430-489-794-503h-264l-265-53-79 27z"><text:p/></draw:path><draw:path text:anchor-type="paragraph" draw:z-index="3" draw:style-name="gr2" draw:text-style-name="P11" svg:width="4.592cm" svg:height="2.896cm" svg:x="9.597cm" svg:y="1.358cm" svg:viewBox="0 0 4593 2897" svg:d="M2235 74c-293-16-588-117-873-53-300 67-571 244-821 423-221 160-615 277-529 688 58 277 48 570 185 820 138 251 274 572 609 635 275 52 531 202 820 212 281 10 566 43 847 79 278 36 562 25 820-79 302-122 605-39 847-212 250-179 317-527 423-820 136-376-220-619-450-794-234-178-541-180-794-317-278-151-523-360-820-476l-264-106-53-27z"><text:p/></draw:path><draw:custom-shape text:anchor-type="paragraph" draw:z-index="69" draw:style-name="gr4" draw:text-style-name="P11" svg:width="0.874cm" svg:height="0.874cm" svg:x="14.716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style-name="gr4" draw:text-style-name="P11" svg:width="0.874cm" svg:height="0.874cm" svg:x="12.758cm" svg:y="4.4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style-name="gr3" draw:text-style-name="P11" svg:width="0.874cm" svg:height="0.874cm" svg:x="10.271cm" svg:y="2.4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style-name="gr4" draw:text-style-name="P11" svg:width="0.874cm" svg:height="0.874cm" svg:x="12.758cm" svg:y="0.61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3" draw:style-name="gr5" draw:text-style-name="P11" svg:x1="12.679cm" svg:y1="2.921cm" svg:x2="11.144cm" svg:y2="2.895cm"><text:p/></draw:line><draw:line text:anchor-type="paragraph" draw:z-index="74" draw:style-name="gr5" draw:text-style-name="P11" svg:x1="13.129cm" svg:y1="2.472cm" svg:x2="13.129cm" svg:y2="1.519cm"><text:p/></draw:line><draw:line text:anchor-type="paragraph" draw:z-index="75" draw:style-name="gr5" draw:text-style-name="P11" svg:x1="13.552cm" svg:y1="2.868cm" svg:x2="14.716cm" svg:y2="2.947cm"><text:p/></draw:line><draw:line text:anchor-type="paragraph" draw:z-index="76" draw:style-name="gr5" draw:text-style-name="P11" svg:x1="13.129cm" svg:y1="3.344cm" svg:x2="13.182cm" svg:y2="4.455cm"><text:p/></draw:line><draw:line text:anchor-type="paragraph" draw:z-index="77" draw:style-name="gr5" draw:text-style-name="P11" svg:x1="10.493cm" svg:y1="2.554cm" svg:x2="9.345cm" svg:y2="1.496cm"><text:p/></draw:line><draw:line text:anchor-type="paragraph" draw:z-index="78" draw:style-name="gr5" draw:text-style-name="P11" svg:x1="10.272cm" svg:y1="3.083cm" svg:x2="9.081cm" svg:y2="3.744cm"><text:p/></draw:line><draw:custom-shape text:anchor-type="paragraph" draw:z-index="79" draw:style-name="gr4" draw:text-style-name="P11" svg:width="0.874cm" svg:height="0.874cm" svg:x="12.679cm" svg:y="2.4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style-name="gr4" draw:text-style-name="P11" svg:width="0.874cm" svg:height="0.874cm" svg:x="8.207cm" svg:y="3.4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style-name="gr4" draw:text-style-name="P11" svg:width="0.874cm" svg:height="0.874cm" svg:x="8.604cm" svg:y="0.778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10"/>
      <text:p text:style-name="P10"/>
      <text:p text:style-name="P10"/>
      <text:p text:style-name="P10"/>
      <text:p text:style-name="P10"/>
      <text:p text:style-name="P10"/>
      <text:p text:style-name="P10"><text:soft-page-break/><text:tab/>4.bis) Si un état voisin est déjà dans la frontière, il ne sera pas ajouter ç nouveau.</text:p>
      <text:p text:style-name="P10"><text:tab/>C'est pour celà que l'on à pas besoin de connaître les états exploré, il est impossible de se <text:tab/>retrouver avec un état voisin exploré sans passé par la frontière, or comme leur chemin est <text:tab/>enregistrer, <text:s/>ils savent d'où ils viennent et donc ne retourne pas sur un état exploré.</text:p>
      <text:p text:style-name="P10"><draw:custom-shape text:anchor-type="paragraph" draw:z-index="84" draw:style-name="gr4" draw:text-style-name="P11" svg:width="0.874cm" svg:height="0.874cm" svg:x="7.652cm" svg:y="0.307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0" draw:style-name="gr1" draw:text-style-name="P11" svg:width="5.045cm" svg:height="2.259cm" svg:x="5.34cm" svg:y="0.057cm" svg:viewBox="0 0 5046 2260" svg:d="M1854 82c-204 23-391 10-610 82-233 76-443 155-631 285-196 136-402 198-549 448-139 237-40 462 184 549 213 83 414 106 629 143 214 37 446-67 653 0 219 71 413 69 610 21 210-51 408-41 611-42 224-2 412 104 610 183 238 96 679 700 610 448-95-349 145-407 326-346 495 167-93-312-142-366-244-269 213-460 386-448 623 40-372-420 245-325 362 55 317-426 41-448-219-17-441-15-651-81-201-64-417-37-612-122-193-83-410-22-611-40-203-19-414-48-610 19l-203 62-204-22-60 22z"><text:p/></draw:path></text:p>
      <text:p text:style-name="P10"><draw:custom-shape text:anchor-type="paragraph" draw:z-index="82" draw:style-name="gr4" draw:text-style-name="P11" svg:width="0.874cm" svg:height="0.874cm" svg:x="7.123cm" svg:y="1.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style-name="gr3" draw:text-style-name="P11" svg:width="0.874cm" svg:height="0.874cm" svg:x="4.344cm" svg:y="1.43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5" draw:style-name="gr5" draw:text-style-name="P11" svg:x1="5.615cm" svg:y1="3.914cm" svg:x2="3.551cm" svg:y2="3.318cm"><text:p/></draw:line><draw:line text:anchor-type="paragraph" draw:z-index="86" draw:style-name="gr5" draw:text-style-name="P11" svg:x1="7.652cm" svg:y1="1.571cm" svg:x2="7.917cm" svg:y2="0.693cm"><text:p/></draw:line><draw:line text:anchor-type="paragraph" draw:z-index="87" draw:style-name="gr5" draw:text-style-name="P11" svg:x1="5.218cm" svg:y1="1.889cm" svg:x2="7.123cm" svg:y2="2.004cm"><text:p/></draw:line><draw:line text:anchor-type="paragraph" draw:z-index="88" draw:style-name="gr5" draw:text-style-name="P11" svg:x1="4.328cm" svg:y1="1.739cm" svg:x2="3.18cm" svg:y2="1.072cm"><text:p/></draw:line><draw:line text:anchor-type="paragraph" draw:z-index="89" draw:style-name="gr5" draw:text-style-name="P11" svg:x1="4.477cm" svg:y1="2.163cm" svg:x2="3.551cm" svg:y2="3.048cm"><text:p/></draw:line><draw:custom-shape text:anchor-type="paragraph" draw:z-index="90" draw:style-name="gr4" draw:text-style-name="P11" svg:width="0.874cm" svg:height="0.874cm" svg:x="5.614cm" svg:y="3.6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style-name="gr4" draw:text-style-name="P11" svg:width="0.874cm" svg:height="0.874cm" svg:x="2.678cm" svg:y="2.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style-name="gr4" draw:text-style-name="P11" svg:width="0.874cm" svg:height="0.874cm" svg:x="2.307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style-name="gr13" draw:text-style-name="P11" svg:width="0.13cm" svg:height="0.182cm" svg:x="3.711cm" svg:y="4.5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style-name="gr13" draw:text-style-name="P11" svg:width="0.13cm" svg:height="0.182cm" svg:x="3.644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style-name="gr13" draw:text-style-name="P11" svg:width="0.13cm" svg:height="0.182cm" svg:x="3.798cm" svg:y="4.7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6" draw:style-name="gr5" draw:text-style-name="P11" svg:x1="6.488cm" svg:y1="4.228cm" svg:x2="8.158cm" svg:y2="4.348cm"><text:p/></draw:line><draw:line text:anchor-type="paragraph" draw:z-index="97" draw:style-name="gr5" draw:text-style-name="P11" svg:x1="7.996cm" svg:y1="2.136cm" svg:x2="9.458cm" svg:y2="2.64cm"><text:p/></draw:line><draw:custom-shape text:anchor-type="paragraph" draw:z-index="98" draw:style-name="gr13" draw:text-style-name="P11" svg:width="0.13cm" svg:height="0.182cm" svg:x="6.791cm" svg:y="2.969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99" draw:style-name="gr13" draw:text-style-name="P11" svg:width="0.13cm" svg:height="0.182cm" svg:x="7.027cm" svg:y="2.621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00" draw:style-name="gr13" draw:text-style-name="P11" svg:width="0.13cm" svg:height="0.182cm" svg:x="6.588cm" svg:y="3.261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01" draw:style-name="gr13" draw:text-style-name="P11" svg:width="0.13cm" svg:height="0.182cm" svg:x="10.43cm" svg:y="1.1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style-name="gr13" draw:text-style-name="P11" svg:width="0.13cm" svg:height="0.182cm" svg:x="10.065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style-name="gr13" draw:text-style-name="P11" svg:width="0.13cm" svg:height="0.182cm" svg:x="10.76cm" svg:y="1.37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4" draw:style-name="gr5" draw:text-style-name="P11" svg:x1="6.214cm" svg:y1="3.623cm" svg:x2="6.479cm" svg:y2="3.295cm"><text:p/></draw:line><draw:line text:anchor-type="paragraph" draw:z-index="105" draw:style-name="gr5" draw:text-style-name="P11" svg:x1="7.394cm" svg:y1="2.445cm" svg:x2="7.334cm" svg:y2="2.664cm"><text:p/></draw:line><draw:line text:anchor-type="paragraph" draw:z-index="106" draw:style-name="gr10" draw:text-style-name="P11" svg:x1="4.386cm" svg:y1="2.789cm" svg:x2="3.979cm" svg:y2="2.175cm"><text:p/></draw:line><draw:line text:anchor-type="paragraph" draw:z-index="107" draw:style-name="gr10" draw:text-style-name="P11" svg:x1="5.863cm" svg:y1="2.411cm" svg:x2="6.472cm" svg:y2="1.538cm"><text:p/></draw:line><draw:path text:anchor-type="paragraph" draw:z-index="1" draw:style-name="gr1" draw:text-style-name="P11" svg:width="2.238cm" svg:height="1.963cm" svg:x="2.167cm" svg:y="2.212cm" svg:viewBox="0 0 2239 1964" svg:d="M2220 1816c-2-245-56-489-143-712-88-226-182-448-327-651-141-198-308-422-548-448-207-23-395 39-611 143-190 92-496 54-550 305-43 199 6 407-19 610-28 229 81 429 100 651 9 100-379 249 184 205 580-46 231-355 529-41 295 312 404-346 610-123 316 340 420-311 612 142l182-102z"><text:p/></draw:path><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3M25S</meta:editing-duration>
    <meta:editing-cycles>5</meta:editing-cycles>
    <meta:generator>OpenOffice/4.1.1$Win32 OpenOffice.org_project/411m6$Build-9775</meta:generator>
    <dc:date>2017-04-26T23:29:08.50</dc:date>
    <dc:creator>Valentin COTTE</dc:creator>
    <meta:document-statistic meta:table-count="0" meta:image-count="0" meta:object-count="0" meta:page-count="3" meta:paragraph-count="45" meta:word-count="461" meta:character-count="2616"/>
    <meta:user-defined meta:name="Info 1"/>
    <meta:user-defined meta:name="Info 2"/>
    <meta:user-defined meta:name="Info 3"/>
    <meta:user-defined meta:name="Info 4"/>
  </office:meta>
</office:document-meta>
</file>